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980000025FFC5647C7BA6336A7.png" manifest:media-type="image/png"/>
  <manifest:file-entry manifest:full-path="Pictures/10000000000003C8000002417CA9A8FC89FB8A19.png" manifest:media-type="image/png"/>
  <manifest:file-entry manifest:full-path="Pictures/100000000000036C000002BB5136A98C3CB4E643.png" manifest:media-type="image/png"/>
  <manifest:file-entry manifest:full-path="Pictures/10000000000003510000021B45DE75CE1050B114.png" manifest:media-type="image/png"/>
  <manifest:file-entry manifest:full-path="Pictures/1000000000000342000002581B4E5CF6D903E3F4.png" manifest:media-type="image/png"/>
  <manifest:file-entry manifest:full-path="Pictures/10000000000003C0000001FBD08BD8215173DF1C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5.399cm" svg:height="13.413cm" svg:x="1.333cm" svg:y="1.207cm">
          <draw:image xlink:href="Pictures/10000000000003C0000001FBD08BD8215173DF1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1.891cm" svg:height="15.749cm" svg:x="1.905cm" svg:y="0.126cm">
          <draw:image xlink:href="Pictures/1000000000000342000002581B4E5CF6D903E3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2" draw:layer="layout" svg:width="22.459cm" svg:height="14.258cm" svg:x="2.306cm" svg:y="0.347cm">
          <draw:image xlink:href="Pictures/10000000000003510000021B45DE75CE1050B11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3" draw:layer="layout" svg:width="25.607cm" svg:height="15.263cm" svg:x="0.635cm" svg:y="0cm">
          <draw:image xlink:href="Pictures/10000000000003C8000002417CA9A8FC89FB8A1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" draw:text-style-name="P3" draw:layer="layout" svg:width="27.999cm" svg:height="14.451cm" svg:x="-0.013cm" svg:y="0.637cm">
          <draw:image xlink:href="Pictures/10000000000004980000025FFC5647C7BA6336A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" draw:text-style-name="P3" draw:layer="layout" svg:width="19.736cm" svg:height="15.749cm" svg:x="4.119cm" svg:y="-0.012cm">
          <draw:image xlink:href="Pictures/100000000000036C000002BB5136A98C3CB4E64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7:35:51.517854828</meta:creation-date>
    <dc:date>2024-01-21T17:47:41.373109775</dc:date>
    <meta:editing-duration>PT1H41M30S</meta:editing-duration>
    <meta:editing-cycles>8</meta:editing-cycles>
    <meta:generator>LibreOffice/7.6.3.2$Linux_X86_64 LibreOffice_project/4fe86607b5ac922e55f140471fda9b60bdaa980d</meta:generator>
    <meta:document-statistic meta:object-count="51"/>
  </office:meta>
</office:document-meta>
</file>